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>
          <draw:text-box>
            <text:p>Geräte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Auf denen Informationen gespeichert sind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Gerät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1. Laptop 2013, behalten</text:p>
              </text:list-item>
              <text:list-item>
                <text:p>2. Festplatte mechanisch, alles löschen</text:p>
              </text:list-item>
              <text:list-item>
                <text:p>3. usb-stick (lila) alles löschen</text:p>
              </text:list-item>
              <text:list-item>
                <text:p>4. laptop 2021, alles löschen</text:p>
              </text:list-item>
              <text:list-item>
                <text:p>5. festplatte SSD, behalten</text:p>
              </text:list-item>
              <text:list-item>
                <text:p>6. laptop 2023, behalte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Cloud &amp; online-dat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GitHub: a8767c36, behalten</text:p>
              </text:list-item>
              <text:list-item>
                <text:p>Mail: <text:a xlink:href="mailto:lorenzo.ferrara@gmx.at" xlink:type="simple">lorenzo.ferrara@gmx.at</text:a>, behalten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7T13:22:28.420078606</meta:creation-date>
    <dc:date>2024-01-07T13:25:22.319593446</dc:date>
    <meta:editing-duration>PT2M50S</meta:editing-duration>
    <meta:editing-cycles>8</meta:editing-cycles>
    <meta:generator>LibreOffice/7.4.7.2$Linux_X86_64 LibreOffice_project/40$Build-2</meta:generator>
    <meta:document-statistic meta:object-count="33"/>
  </office:meta>
</office:document-meta>
</file>